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ef6d" officeooo:paragraph-rsid="001eef6d"/>
    </style:style>
    <style:style style:name="P2" style:family="paragraph" style:parent-style-name="Standard" style:list-style-name="L2">
      <style:paragraph-properties fo:line-height="150%"/>
      <style:text-properties officeooo:rsid="001eef6d" officeooo:paragraph-rsid="001eef6d"/>
    </style:style>
    <style:style style:name="P3" style:family="paragraph" style:parent-style-name="Standard">
      <style:paragraph-properties fo:line-height="150%"/>
      <style:text-properties officeooo:rsid="001eef6d" officeooo:paragraph-rsid="001eef6d"/>
    </style:style>
    <style:style style:name="P4" style:family="paragraph" style:parent-style-name="Standard">
      <style:text-properties fo:font-size="32pt" style:text-underline-style="solid" style:text-underline-width="auto" style:text-underline-color="font-color" fo:font-weight="bold" officeooo:rsid="001eef6d" officeooo:paragraph-rsid="001eef6d" style:font-size-asian="32pt" style:font-weight-asian="bold" style:font-size-complex="32pt" style:font-weight-complex="bold"/>
    </style:style>
    <style:style style:name="P5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size="14pt" style:text-underline-style="none" fo:font-weight="normal" officeooo:rsid="001eef6d" officeooo:paragraph-rsid="001eef6d" style:font-size-asian="12.25pt" style:font-weight-asian="normal" style:font-size-complex="1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ata Cleaning</text:p>
      <text:p text:style-name="P4"/>
      <text:p text:style-name="P5"/>
      <text:p text:style-name="P1"/>
      <text:list xml:id="list7942628289833664030" text:style-name="L2">
        <text:list-item>
          <text:p text:style-name="P2">After loading all the necessary modules, I loaded all csv files to separate datasets. Each dataset is about one Indian state. I first wanted to whether or not there is a huge difference between those datasets in terms of the proportion of None values. As this was not the case, I then concatenated all those Datasets together.</text:p>
          <text:p text:style-name="P2"/>
        </text:list-item>
        <text:list-item>
          <text:p text:style-name="P2">After this I’ve dealt with the columns I needed to calculate the age of death of each observation (person). Those columns are: ‘date_of_birth’, ‘month_of_birth’,’year_of_birth’, ‘date_of_death’,’month_of_death’ and ’year_of_death’. First I looked, what unique values that columns have. <text:s/>Then I made all values that are obviously wrong to None values. Finally I wanted to delete all rows that have a None value in at least one of those columns. As it turned out that this would only leave me with about 99’000 rows I decided not to consider the exact days (the ‘date_of_birth’ and ‘date_of_death’ columns), which has the advantage that it left me with about 256’000 rows. Then I converted those columns to datetime format and calculated the amount of months each person has lived.</text:p>
        </text:list-item>
      </text:list>
      <text:p text:style-name="P3"/>
      <text:list xml:id="list224409397359829" text:continue-numbering="true" text:style-name="L2">
        <text:list-item>
          <text:p text:style-name="P2">Then I made a horizontal stacked bar plot where each bar represents one column and shows what proportion of the column are None values. Each time I deleted None values I used such a plot again in order to get an overview. First I deleted all columns that have no or almost no values that are not None. Then I deleted values of which I couldn’t find out what they exactly mean or that contain only for me useless information like all kinds of serial numbers. </text:p>
        </text:list-item>
      </text:list>
      <text:p text:style-name="P3"/>
      <text:list xml:id="list224407640901415" text:continue-numbering="true" text:style-name="L2">
        <text:list-item>
          <text:p text:style-name="P2">Next I wanted to know how the number of None values per row are distributed – are there many rows with few Nones or few rows with many Nones? In the latter case I could have deleted all rows with None values without losing too many rows. But a histogram showed that the first case is actually true: The vast majority of all None values are distributed in rows that have less than 15 None values. Thus I decided to remove all columns with a substantial amount of None values and make a histogram again. It turned out that now the majority of all None values were <text:soft-page-break/>in rows that had more than 22 None values. Thus I deleted all rows that still contained None values. Now the remaining dataframe has 57 rows and about 246’000 column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20:50:10.250817016</meta:creation-date>
    <dc:date>2018-12-07T22:43:09.251014037</dc:date>
    <meta:editing-duration>PT1H53M2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2" meta:paragraph-count="5" meta:word-count="409" meta:character-count="2313" meta:non-whitespace-character-count="1910"/>
  </office:meta>
</office:document-meta>
</file>